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2">
      <style:paragraph-properties fo:text-align="start" style:justify-single-word="false"/>
      <style:text-properties officeooo:paragraph-rsid="000a7167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3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style:paragraph-properties fo:margin-top="0cm" fo:margin-bottom="0cm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f185513e-e295-725f-7709-a053c32a1b9f"/>My-Practo-Diary</text:p>
      <text:p text:style-name="P2"><text:span text:style-name="T1">Day 1</text:span></text:p>
      <text:p text:style-name="P1"><text:bookmark text:name="docs-internal-guid-f185513e-e295-d1ec-81a0-d0af352bc620"/>GIT:</text:p>
      <text:list xml:id="list283622883489233580" text:style-name="L2">
        <text:list-item>
          <text:p text:style-name="P3"><text:bookmark text:name="docs-internal-guid-f185513e-e296-3145-1e49-e54d04a79a95"/><text:span text:style-name="T2">git init to initialise git repository</text:span></text:p>
        </text:list-item>
        <text:list-item>
          <text:p text:style-name="P3"><text:span text:style-name="T2">git status to know the status of our project(use it often)</text:span></text:p>
        </text:list-item>
      </text:list>
      <text:list xml:id="list9095818923409933341" text:style-name="L3">
        <text:list-item>
          <text:p text:style-name="P5">git keeps track of file only if use the command git add</text:p>
        </text:list-item>
        <text:list-item>
          <text:p text:style-name="P5">to store our changes in repository use git commit -m ""</text:p>
        </text:list-item>
        <text:list-item>
          <text:p text:style-name="P5">git add '*.txt' stages all the text files irrespective of where they are present</text:p>
        </text:list-item>
        <text:list-item>
          <text:p text:style-name="P5">git commit -m '' to commit changes</text:p>
        </text:list-item>
        <text:list-item>
          <text:p text:style-name="P5">git log remembers the commits we have done so far</text:p>
        </text:list-item>
        <text:list-item>
          <text:p text:style-name="P5">git log --summary for extra information</text:p>
        </text:list-item>
        <text:list-item>
          <text:p text:style-name="P5">git remote add origin link(origin is remote name and link is repository url) this command adds our local repo to server ie link</text:p>
        </text:list-item>
        <text:list-item>
          <text:p text:style-name="P5">The push command tells Git where to put our commits when we're ready, For example,pushing our local changes to our origin repo (on GitHub).</text:p>
        </text:list-item>
        <text:list-item>
          <text:p text:style-name="P5">git push -u origin master -u remembers origin and master(no need to call it every time)</text:p>
        </text:list-item>
        <text:list-item>
          <text:p text:style-name="P5">git pull origin and master to get a updated version of master</text:p>
        </text:list-item>
        <text:list-item>
          <text:p text:style-name="P5">HEAD points to recent commit</text:p>
        </text:list-item>
        <text:list-item>
          <text:p text:style-name="P5">git diff HEAD</text:p>
        </text:list-item>
        <text:list-item>
          <text:p text:style-name="P5">git diff --staged</text:p>
        </text:list-item>
        <text:list-item>
          <text:p text:style-name="P5">git reset filepath to unstage a file</text:p>
        </text:list-item>
        <text:list-item>
          <text:p text:style-name="P5">git checkout --octocat.txt(changes repository to last committed)</text:p>
        </text:list-item>
        <text:list-item>
          <text:p text:style-name="P5">git branch new-branch</text:p>
        </text:list-item>
        <text:list-item>
          <text:p text:style-name="P5">git checkout octocat.txt(shifts to a branch)</text:p>
        </text:list-item>
        <text:list-item>
          <text:p text:style-name="P5">Staged files are files ready to get committed</text:p>
        </text:list-item>
        <text:list-item>
          <text:p text:style-name="P5">git add does staging</text:p>
        </text:list-item>
        <text:list-item>
          <text:p text:style-name="P5">diff looks among staged files</text:p>
        </text:list-item>
        <text:list-item>
          <text:p text:style-name="P6">checkout is used to switch among branches and master</text:p>
        </text:list-item>
      </text:list>
      <text:p text:style-name="P1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text-underline-style="none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17:21:22.613638919</dc:date>
    <meta:generator>LibreOffice/4.2.8.2$Linux_X86_64 LibreOffice_project/420m0$Build-2</meta:generator>
    <meta:document-statistic meta:table-count="0" meta:image-count="0" meta:object-count="0" meta:page-count="1" meta:paragraph-count="26" meta:word-count="242" meta:character-count="1237" meta:non-whitespace-character-count="1047"/>
  </office:meta>
</office:document-meta>
</file>